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ff99"/>
    </style:style>
    <style:style style:name="ce4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1.6_clusters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49.87" calcext:value-type="float">
            <text:p>49.87</text:p>
          </table:table-cell>
          <table:table-cell office:value-type="float" office:value="0.03" calcext:value-type="float">
            <text:p>0.03</text:p>
          </table:table-cell>
          <table:table-cell office:value-type="float" office:value="1.61" calcext:value-type="float">
            <text:p>1.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3" office:value-type="float" office:value="37.32" calcext:value-type="float">
            <text:p>37.32</text:p>
          </table:table-cell>
          <table:table-cell office:value-type="float" office:value="5.47" calcext:value-type="float">
            <text:p>5.47</text:p>
          </table:table-cell>
          <table:table-cell office:value-type="float" office:value="0.04" calcext:value-type="float">
            <text:p>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.67" calcext:value-type="float">
            <text:p>4.67</text:p>
          </table:table-cell>
          <table:table-cell office:value-type="float" office:value="0.54" calcext:value-type="float">
            <text:p>0.54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6.93" calcext:value-type="float">
            <text:p>6.93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16.13" calcext:value-type="float">
            <text:p>16.13</text:p>
          </table:table-cell>
          <table:table-cell office:value-type="float" office:value="0.21" calcext:value-type="float">
            <text:p>0.21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5.47" calcext:value-type="float">
            <text:p>5.47</text:p>
          </table:table-cell>
          <table:table-cell table:style-name="ce1" office:value-type="float" office:value="63.66" calcext:value-type="float">
            <text:p>63.66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8.97" calcext:value-type="float">
            <text:p>38.9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54" calcext:value-type="float">
            <text:p>0.54</text:p>
          </table:table-cell>
          <table:table-cell office:value-type="float" office:value="1.04" calcext:value-type="float">
            <text:p>1.04</text:p>
          </table:table-cell>
          <table:table-cell table:style-name="ce1" office:value-type="float" office:value="61.46" calcext:value-type="float">
            <text:p>6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18.46" calcext:value-type="float">
            <text:p>18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4.98" calcext:value-type="float">
            <text:p>54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1" calcext:value-type="float">
            <text:p>13.01</text:p>
          </table:table-cell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3.67" calcext:value-type="float">
            <text:p>53.67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7" calcext:value-type="float">
            <text:p>4.6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50.6" calcext:value-type="float">
            <text:p>50.6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  <table:table-cell office:value-type="float" office:value="15.58" calcext:value-type="float">
            <text:p>15.5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table:style-name="ce3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1.22" calcext:value-type="float">
            <text:p>1.22</text:p>
          </table:table-cell>
          <table:table-cell office:value-type="float" office:value="1.31" calcext:value-type="float">
            <text:p>1.3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43" calcext:value-type="float">
            <text:p>1.4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42.39" calcext:value-type="float">
            <text:p>42.39</text:p>
          </table:table-cell>
          <table:table-cell office:value-type="float" office:value="0.12" calcext:value-type="float">
            <text:p>0.12</text:p>
          </table:table-cell>
          <table:table-cell office:value-type="float" office:value="5.08" calcext:value-type="float">
            <text:p>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58.62" calcext:value-type="float">
            <text:p>58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7.74" calcext:value-type="float">
            <text:p>57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3" calcext:value-type="float">
            <text:p>9.93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4.56" calcext:value-type="float">
            <text:p>44.5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3.01" calcext:value-type="float">
            <text:p>13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82.05" calcext:value-type="float">
            <text:p>82.05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6.13" calcext:value-type="float">
            <text:p>16.13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.58" calcext:value-type="float">
            <text:p>15.58</text:p>
          </table:table-cell>
          <table:table-cell office:value-type="float" office:value="1.22" calcext:value-type="float">
            <text:p>1.22</text:p>
          </table:table-cell>
          <table:table-cell office:value-type="float" office:value="0.37" calcext:value-type="float">
            <text:p>0.37</text:p>
          </table:table-cell>
          <table:table-cell office:value-type="float" office:value="0.13" calcext:value-type="float">
            <text:p>0.13</text:p>
          </table:table-cell>
          <table:table-cell office:value-type="float" office:value="1.28" calcext:value-type="float">
            <text:p>1.28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40.83" calcext:value-type="float">
            <text:p>40.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1" calcext:value-type="float">
            <text:p>0.2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61.66" calcext:value-type="float">
            <text:p>61.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style-name="ce2" office:value-type="float" office:value="18.46" calcext:value-type="float">
            <text:p>1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50.18" calcext:value-type="float">
            <text:p>50.1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46.15" calcext:value-type="float">
            <text:p>4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1.34" calcext:value-type="float">
            <text:p>11.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80.71" calcext:value-type="float">
            <text:p>80.71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1"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14:12:38.515549797</dc:date>
    <meta:editing-duration>PT12M33S</meta:editing-duration>
    <meta:editing-cycles>1</meta:editing-cycles>
    <meta:document-statistic meta:table-count="1" meta:cell-count="380" meta:object-count="0"/>
    <meta:generator>LibreOffice/5.2.7.2$Linux_X86_64 LibreOffice_project/20m0$Build-2</meta:generator>
  </office:meta>
</office:document-meta>
</file>